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c30" officeooo:paragraph-rsid="0010bc30"/>
    </style:style>
    <style:style style:name="P2" style:family="paragraph" style:parent-style-name="Standard">
      <style:paragraph-properties fo:text-align="start" style:justify-single-word="false"/>
      <style:text-properties officeooo:rsid="0010bc30" officeooo:paragraph-rsid="0010bc30"/>
    </style:style>
    <style:style style:name="P3" style:family="paragraph" style:parent-style-name="Standard">
      <style:paragraph-properties fo:text-align="start" style:justify-single-word="false"/>
      <style:text-properties officeooo:paragraph-rsid="0010bc30"/>
    </style:style>
    <style:style style:name="T1" style:family="text">
      <style:text-properties officeooo:rsid="0010bc30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fo:font-weight="normal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Liberation Serif" fo:letter-spacing="normal"/>
    </style:style>
    <style:style style:name="T7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Liberation Serif" fo:letter-spacing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.</text:p>
      <text:p text:style-name="P1"/>
      <text:p text:style-name="P2">1-Por quê libera muito carbono</text:p>
      <text:p text:style-name="P2">2-Exploração de petroleo e carvão mineral</text:p>
      <text:p text:style-name="P3"><text:span text:style-name="T1">4-</text:span><text:span text:style-name="T8">Apenas os caminhões lançaram no ar 84,5 milhões de toneladas de CO</text:span><text:span text:style-name="T10">2</text:span><text:span text:style-name="T9"> </text:span><text:span text:style-name="T8">equivalente*, mais do que todas as termelétricas fósseis</text:span><text:span text:style-name="T9"> </text:span><text:span text:style-name="T8">em operação no país (54,2 milhões de toneladas). ... São</text:span><text:span text:style-name="T9"> </text:span><text:span text:style-name="T8">as emissões causadas pela queima de combustíveis fósseis, em especial petróleo e derivados – que respondem por 70% do total emitido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1:33:01.492335096</meta:creation-date>
    <dc:date>2020-11-03T11:44:38.180031557</dc:date>
    <meta:editing-duration>PT11M37S</meta:editing-duration>
    <meta:editing-cycles>1</meta:editing-cycles>
    <meta:document-statistic meta:table-count="0" meta:image-count="0" meta:object-count="0" meta:page-count="1" meta:paragraph-count="4" meta:word-count="64" meta:character-count="410" meta:non-whitespace-character-count="349"/>
    <meta:generator>LibreOffice/6.4.6.2$Linux_X86_64 LibreOffice_project/40$Build-2</meta:generator>
  </office:meta>
</office:document-meta>
</file>